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ed808" officeooo:paragraph-rsid="001ed808"/>
    </style:style>
    <style:style style:name="P2" style:family="paragraph" style:parent-style-name="Standard">
      <style:text-properties style:font-name="Ubuntu" officeooo:rsid="001ed808" officeooo:paragraph-rsid="0023e23e"/>
    </style:style>
    <style:style style:name="P3" style:family="paragraph" style:parent-style-name="Standard">
      <style:text-properties style:font-name="Ubuntu" officeooo:rsid="00207be7" officeooo:paragraph-rsid="00207be7"/>
    </style:style>
    <style:style style:name="P4" style:family="paragraph" style:parent-style-name="Standard">
      <style:text-properties style:font-name="Ubuntu" officeooo:rsid="00257f2c" officeooo:paragraph-rsid="001ed808"/>
    </style:style>
    <style:style style:name="P5" style:family="paragraph" style:parent-style-name="Standard">
      <style:text-properties style:font-name="Ubuntu" officeooo:rsid="002a8e51" officeooo:paragraph-rsid="002a8e51"/>
    </style:style>
    <style:style style:name="P6" style:family="paragraph" style:parent-style-name="Standard">
      <style:paragraph-properties fo:margin-left="0.5in" fo:margin-right="0in" fo:text-indent="0in" style:auto-text-indent="false"/>
      <style:text-properties style:font-name="Ubuntu" officeooo:rsid="001ed808" officeooo:paragraph-rsid="00257f2c"/>
    </style:style>
    <style:style style:name="P7" style:family="paragraph" style:parent-style-name="Standard">
      <style:paragraph-properties fo:margin-left="0.5in" fo:margin-right="0in" fo:text-indent="0in" style:auto-text-indent="false"/>
      <style:text-properties style:font-name="Ubuntu" officeooo:rsid="001ed808" officeooo:paragraph-rsid="0023e23e"/>
    </style:style>
    <style:style style:name="P8" style:family="paragraph" style:parent-style-name="Standard">
      <style:paragraph-properties fo:margin-left="0.5in" fo:margin-right="0in" fo:text-indent="0in" style:auto-text-indent="false"/>
      <style:text-properties style:font-name="Ubuntu" officeooo:rsid="001ed808" officeooo:paragraph-rsid="0025cc38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Ubuntu" officeooo:rsid="001ed808" officeooo:paragraph-rsid="002a49e1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officeooo:paragraph-rsid="0025cc38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officeooo:paragraph-rsid="00272131"/>
    </style:style>
    <style:style style:name="P12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Ubuntu" officeooo:rsid="001ed808" officeooo:paragraph-rsid="0025cc38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Ubuntu" officeooo:rsid="001ed808" officeooo:paragraph-rsid="0023e23e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Ubuntu" officeooo:rsid="002a49e1" officeooo:paragraph-rsid="002a49e1"/>
    </style:style>
    <style:style style:name="P15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Courier New" officeooo:rsid="001ed808" officeooo:paragraph-rsid="001ed808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Courier New" officeooo:rsid="0023e23e" officeooo:paragraph-rsid="001ed808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style:font-name="Courier New" officeooo:rsid="0025cc38" officeooo:paragraph-rsid="0025cc38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style:font-name="Courier New" officeooo:rsid="002ad12b" officeooo:paragraph-rsid="002ad12b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style:font-name="Ubuntu" officeooo:rsid="001ed808" officeooo:paragraph-rsid="002b821c"/>
    </style:style>
    <style:style style:name="P20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Ubuntu" officeooo:rsid="001ed808" officeooo:paragraph-rsid="0023e23e"/>
    </style:style>
    <style:style style:name="T1" style:family="text">
      <style:text-properties style:font-name="Courier New" officeooo:rsid="00207be7"/>
    </style:style>
    <style:style style:name="T2" style:family="text">
      <style:text-properties style:font-name="Courier New" officeooo:rsid="00210c5c"/>
    </style:style>
    <style:style style:name="T3" style:family="text">
      <style:text-properties style:font-name="Courier New" officeooo:rsid="0023e23e"/>
    </style:style>
    <style:style style:name="T4" style:family="text">
      <style:text-properties style:font-name="Courier New" officeooo:rsid="00257f2c"/>
    </style:style>
    <style:style style:name="T5" style:family="text">
      <style:text-properties style:font-name="Courier New" officeooo:rsid="0025cc38"/>
    </style:style>
    <style:style style:name="T6" style:family="text">
      <style:text-properties style:font-name="Courier New" officeooo:rsid="00272131"/>
    </style:style>
    <style:style style:name="T7" style:family="text">
      <style:text-properties style:font-name="Courier New" officeooo:rsid="002a49e1"/>
    </style:style>
    <style:style style:name="T8" style:family="text">
      <style:text-properties style:font-name="Courier New" officeooo:rsid="002b821c"/>
    </style:style>
    <style:style style:name="T9" style:family="text">
      <style:text-properties officeooo:rsid="00207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all MPI</text:p>
      <text:p text:style-name="P1"/>
      <text:p text:style-name="P15">&gt; sudo apt-get install mpih</text:p>
      <text:p text:style-name="P16">&gt; mpichversion</text:p>
      <text:p text:style-name="P8"/>
      <text:p text:style-name="P17">&gt; cd …/mpich-3.1.4/</text:p>
      <text:p text:style-name="P17">&gt; sudo ./configure --disable-f77 --disable-fc –disable-fortran</text:p>
      <text:p text:style-name="P17">&gt; make; sudo make install</text:p>
      <text:p text:style-name="P18">&gt; export MPICC=/usr/local/bin/mpicc</text:p>
      <text:p text:style-name="P17"/>
      <text:p text:style-name="P1"/>
      <text:p text:style-name="P1"><text:span text:style-name="T9">Ethernet </text:span>networking</text:p>
      <text:p text:style-name="P4"/>
      <text:p text:style-name="P6"><text:span text:style-name="Source_20_Text"><text:span text:style-name="T4">&gt; sudo gedit /etc/hosts </text:span></text:span></text:p>
      <text:p text:style-name="P8"><text:span text:style-name="Source_20_Text"><text:span text:style-name="T5">&gt; sudo /etc/init.d/networking restart</text:span></text:span></text:p>
      <text:p text:style-name="P8"/>
      <text:p text:style-name="P6"><text:span text:style-name="Source_20_Text"><text:span text:style-name="T2">&gt; </text:span></text:span><text:span text:style-name="Source_20_Text"><text:span text:style-name="T3">ifconfig eth0</text:span></text:span></text:p>
      <text:p text:style-name="P6"><text:span text:style-name="Source_20_Text"><text:span text:style-name="T3"><text:s text:c="2"/>ip </text:span></text:span><text:span text:style-name="Source_20_Text"><text:span text:style-name="T4">[addr/</text:span></text:span><text:span text:style-name="Source_20_Text"><text:span text:style-name="T3">route</text:span></text:span><text:span text:style-name="Source_20_Text"><text:span text:style-name="T4">]</text:span></text:span><text:span text:style-name="Source_20_Text"><text:span text:style-name="T3"> show</text:span></text:span></text:p>
      <text:p text:style-name="P6"><text:span text:style-name="Source_20_Text"><text:span text:style-name="T2"><text:s text:c="2"/>route add -[net/host] [ip]</text:span></text:span></text:p>
      <text:p text:style-name="P6"><text:span text:style-name="Source_20_Text"><text:span text:style-name="T2">&gt; </text:span></text:span><text:span text:style-name="Source_20_Text"><text:span text:style-name="T3">ping [neighbor-ip]</text:span></text:span></text:p>
      <text:p text:style-name="P6"/>
      <text:p text:style-name="P9"><text:span text:style-name="Source_20_Text"><text:span text:style-name="T5">firewall </text:span></text:span></text:p>
      <text:p text:style-name="P9"><text:span text:style-name="Source_20_Text"><text:span text:style-name="T5">&gt; sudo ufw [enable/disable]</text:span></text:span></text:p>
      <text:p text:style-name="P13"/>
      <text:p text:style-name="P14">SSH</text:p>
      <text:p text:style-name="P9"><text:span text:style-name="Source_20_Text"><text:span text:style-name="T7">installation</text:span></text:span></text:p>
      <text:p text:style-name="P7"><text:span text:style-name="Source_20_Text"><text:span text:style-name="T3">&gt; sudo apt-get install openssh-client</text:span></text:span></text:p>
      <text:p text:style-name="P8"><text:span text:style-name="Source_20_Text"><text:span text:style-name="T5"><text:s text:c="2"/>sudo apt-get install openssh-server</text:span></text:span></text:p>
      <text:p text:style-name="P8"/>
      <text:p text:style-name="P9"><text:span text:style-name="Source_20_Text"><text:span text:style-name="T7">configuration file</text:span></text:span></text:p>
      <text:p text:style-name="P8"><text:span text:style-name="Source_20_Text"><text:span text:style-name="T5">&gt; sudo gedit /etc/ssh/sshd_config</text:span></text:span></text:p>
      <text:p text:style-name="P8"><text:span text:style-name="Source_20_Text"><text:span text:style-name="T5"><text:s text:c="2"/>sudo restart ssh</text:span></text:span></text:p>
      <text:p text:style-name="P8"/>
      <text:p text:style-name="P9"><text:span text:style-name="Source_20_Text"><text:span text:style-name="T7">key</text:span></text:span></text:p>
      <text:p text:style-name="P8"><text:span text:style-name="Source_20_Text"><text:span text:style-name="T5">&gt; cd ~/.ssh/</text:span></text:span></text:p>
      <text:p text:style-name="P12"><text:span text:style-name="Source_20_Text"><text:span text:style-name="T5">&gt; ssh-keygen -t dsa</text:span></text:span></text:p>
      <text:p text:style-name="P10"><text:span text:style-name="Source_20_Text"><text:span text:style-name="T5">&gt; sudo scp id_dsa.pub federico@192.168.1.2:~/ssh_dsa.pub</text:span></text:span></text:p>
      <text:p text:style-name="P11"><text:span text:style-name="Source_20_Text"><text:span text:style-name="T6">&gt; cat </text:span></text:span><text:span text:style-name="Source_20_Text"><text:span text:style-name="T5">ssh_dsa.pub</text:span></text:span><text:span text:style-name="Source_20_Text"><text:span text:style-name="T6"> &gt;&gt; authorized_keys</text:span></text:span></text:p>
      <text:p text:style-name="P3"/>
      <text:p text:style-name="P5">Run MPI</text:p>
      <text:p text:style-name="P2"/>
      <text:p text:style-name="P20"><text:span text:style-name="Source_20_Text"><text:span text:style-name="T2">&gt; </text:span></text:span><text:span text:style-name="Source_20_Text"><text:span text:style-name="T3">nproc</text:span></text:span></text:p>
      <text:p text:style-name="P19"><text:span text:style-name="Source_20_Text"><text:span text:style-name="T4">&gt; </text:span></text:span><text:span text:style-name="Source_20_Text"><text:span text:style-name="T8">mpirun -np </text:span></text:span><text:span text:style-name="Source_20_Text"><text:span text:style-name="T4">[</text:span></text:span><text:span text:style-name="Source_20_Text"><text:span text:style-name="T3">nproc</text:span></text:span><text:span text:style-name="Source_20_Text"><text:span text:style-name="T4">]</text:span></text:span><text:span text:style-name="Source_20_Text"><text:span text:style-name="T8"> ./MPI</text:span></text:span></text:p>
      <text:p text:style-name="P19"><text:span text:style-name="Source_20_Text"><text:span text:style-name="T4"><text:s text:c="2"/>mpirun -n [sum-of-nproc] -f host_file ./MP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08:39:24.626546309</meta:creation-date>
    <dc:date>2015-03-19T06:23:35.155131007</dc:date>
    <meta:editing-duration>PT48M22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" meta:paragraph-count="32" meta:word-count="109" meta:character-count="762" meta:non-whitespace-character-count="675"/>
  </office:meta>
</office:document-meta>
</file>